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mily.get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mily.g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mily.setTest( double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mily.getInco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S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mily.setMaster( Person mas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mily.getChildre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Sex( String s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mily.setAddress( String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H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mily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mily.setIncome( long inc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mily.setChildrennames( String [ ] children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Hight( String h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Names( String [ ]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mily.getMa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mily.setPs( Person [ ] 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mil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mil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zhuel.test_for_zhu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4">
            <text:p text:style-name="Table_20_Contents">124</text:p>
          </table:table-cell>
        </table:table-row>
        <table:table-row>
          <table:table-cell office:value-type="string">
            <text:p text:style-name="Table_20_Contents">Family.get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mil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